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Place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Restart Covariance Matrix Adaptation (IPOP-CMA-E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Estimation of Distribution Algorithm (ED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Real Coded Memetic Algorithm (RCMA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onstrained Real-Parameter Optimization</text:p>
          </table:table-cell>
          <table:table-cell office:value-type="string" calcext:value-type="string">
            <text:p>1th \epsilon Constrained Based DE (\epsilon RD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Dynamic Multi-swarm Optimizer (DMS-PS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elf-adaptive Differential Evolution (SaDE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rge Scale Global Optimization</text:p>
          </table:table-cell>
          <table:table-cell office:value-type="string" calcext:value-type="string">
            <text:p>1th Multiple Trayectory Search (MT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Dynamic Multi-swarm Optimizer (DMS-PS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elf-adaptive DE (jDEdynNP-F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ynamic Optimization</text:p>
          </table:table-cell>
          <table:table-cell office:value-type="string" calcext:value-type="string">
            <text:p>1th Self-adaptive DE (jDE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nstrained Real-Parameter Optimization</text:p>
          </table:table-cell>
          <table:table-cell office:value-type="string" calcext:value-type="string">
            <text:p>1th \epsilon Constrained DE with gradient based mutation (\epsilon De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Ensemble of Constraint Handling Techniques (ECH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elf-adaptive DE (jDEsoco)</text:p>
          </table:table-cell>
        </table:table-row>
        <table:table-row table:style-name="ro1">
          <table:table-cell/>
          <table:table-cell office:value-type="string" calcext:value-type="string">
            <text:p>Large Scale Global Optimization</text:p>
          </table:table-cell>
          <table:table-cell office:value-type="string" calcext:value-type="string">
            <text:p>1th Memetic Algorithm Based on Local Search Chains (MA-SW-Chain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Two Stage Based Ensemble Optimization Evolutionary Algorithm (EOE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Dynamic Multi-Swarm Particle Swarm Optimizer (DMS-PSO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eal World Optimization Problems</text:p>
          </table:table-cell>
          <table:table-cell office:value-type="string" calcext:value-type="string">
            <text:p>1th Genetic Algorithm with Multi-parent Crossover (GA-MP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Hybrid DE (DE-\Lambda_{CR}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elf-adaptive Multi-Operator DE (SAMODE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Restart Covariance Matrix Adaptation (NBIPOPaCM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Hybrind CMA-ES and Iterated Local Search (iCMAES-IL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Dynamically updated Region-based Memetic Algorithm with Local Search Chaining and CMA-ES (DRMA-LSCh-CM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ingle Objective Real-Parameter Optimization</text:p>
          </table:table-cell>
          <table:table-cell office:value-type="string" calcext:value-type="string">
            <text:p>1th \epsilon Constrained Based DE (\epsilon RDE)</text:p>
          </table:table-cell>
        </table:table-row>
        <table:table-row table:style-name="ro1">
          <table:table-cell/>
          <table:table-cell office:value-type="string" calcext:value-type="string">
            <text:p>Computationally Expensive Optimization</text:p>
          </table:table-cell>
          <table:table-cell office:value-type="string" calcext:value-type="string">
            <text:p>1th Mean Variance Mapping Optimization (MVM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Surrogate-assited Optimization with Memetic Optimization Dimensionally-controled Search (SO-MOD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Simple Algorithm Withouth Approximation (WA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earned Based Single Objective Real-Parameter Optimization</text:p>
          </table:table-cell>
          <table:table-cell office:value-type="string" calcext:value-type="string">
            <text:p>1th Succesful Parent Selecting L-SHADE with Eigenvector-Based Crossover (SPS-L-SHADE-E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th DE with success Parameter Adaptation (DesPA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th Mean Variance Mapping Optimization (MVMO) and Neurodynamic L-SHADE (LSHADE-ND)</text:p>
          </table:table-cell>
        </table:table-row>
        <table:table-row table:style-name="ro1">
          <table:table-cell/>
          <table:table-cell office:value-type="string" calcext:value-type="string">
            <text:p>Multi-Niche Single Objective Real-Parameter Optimizatio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utationally Expensive Optimizatio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earned Based Single Objective Real-Parameter Optimizatio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-Niche Single Objective Real-Parameter Optimizatio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utationally Expensive Optimizatio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ingle Objective Real-Parameter Optimiz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9:36.180509923</meta:creation-date>
    <dc:date>2018-04-05T16:21:44.201271871</dc:date>
    <meta:editing-duration>PT3H</meta:editing-duration>
    <meta:editing-cycles>22</meta:editing-cycles>
    <meta:generator>LibreOffice/5.4.0.3$Linux_X86_64 LibreOffice_project/40m0$Build-3</meta:generator>
    <meta:document-statistic meta:table-count="1" meta:cell-count="60" meta:object-count="0"/>
  </office:meta>
</office:document-meta>
</file>